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38c7" officeooo:paragraph-rsid="000938c7"/>
    </style:style>
    <style:style style:name="P2" style:family="paragraph" style:parent-style-name="Standard">
      <style:text-properties officeooo:rsid="0009cffa" officeooo:paragraph-rsid="0009cffa"/>
    </style:style>
    <style:style style:name="P3" style:family="paragraph" style:parent-style-name="Standard">
      <style:text-properties officeooo:rsid="000b7975" officeooo:paragraph-rsid="000b79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fully normalisezd database </text:p>
      <text:p text:style-name="P1"/>
      <text:p text:style-name="P1">make sure your not past tense </text:p>
      <text:p text:style-name="P1"/>
      <text:p text:style-name="P1"/>
      <text:p text:style-name="P1"/>
      <text:p text:style-name="P1">the design </text:p>
      <text:p text:style-name="P1"/>
      <text:p text:style-name="P1">consistantly refrnce functionl and non functionl requrements </text:p>
      <text:p text:style-name="P1"/>
      <text:p text:style-name="P1">comment commenting of designs </text:p>
      <text:p text:style-name="P1"/>
      <text:p text:style-name="P1"/>
      <text:p text:style-name="P1">only give code thats doing something </text:p>
      <text:p text:style-name="P1"/>
      <text:p text:style-name="P1">put through chat gpt make puodocode out of common and your git hub </text:p>
      <text:p text:style-name="P1"/>
      <text:p text:style-name="P1">consistant veriable names, </text:p>
      <text:p text:style-name="P1">comment all code </text:p>
      <text:p text:style-name="P1"/>
      <text:p text:style-name="P1">comment to reflect design work </text:p>
      <text:p text:style-name="P1"/>
      <text:p text:style-name="P1">tell about algorthums </text:p>
      <text:p text:style-name="P1">reusable</text:p>
      <text:p text:style-name="P1">maintanible </text:p>
      <text:p text:style-name="P1">why common </text:p>
      <text:p text:style-name="P1">robust </text:p>
      <text:p text:style-name="P1"/>
      <text:p text:style-name="P1"/>
      <text:p text:style-name="P1">database design er diagrm </text:p>
      <text:p text:style-name="P1"/>
      <text:p text:style-name="P2">why audit table show link of tables and show each table whats in it etc </text:p>
      <text:p text:style-name="P2"/>
      <text:p text:style-name="P2">list all common veriable </text:p>
      <text:p text:style-name="P2"/>
      <text:p text:style-name="P2">like conn post </text:p>
      <text:p text:style-name="P2"/>
      <text:p text:style-name="P2">good names </text:p>
      <text:p text:style-name="P2"/>
      <text:p text:style-name="P2">error handle try catching </text:p>
      <text:p text:style-name="P2"/>
      <text:p text:style-name="P2"/>
      <text:p text:style-name="P2">test stratgy </text:p>
      <text:p text:style-name="P2">make the test table and data you can use </text:p>
      <text:p text:style-name="P2">all data types </text:p>
      <text:p text:style-name="P2"/>
      <text:p text:style-name="P2">normal </text:p>
      <text:p text:style-name="P2">extretm</text:p>
      <text:p text:style-name="P2">errornus </text:p>
      <text:p text:style-name="P2"/>
      <text:p text:style-name="P2"/>
      <text:p text:style-name="P2">order of test </text:p>
      <text:p text:style-name="P2"><text:soft-page-break/>over 15 tests </text:p>
      <text:p text:style-name="P2"/>
      <text:p text:style-name="P2">justify all what how with </text:p>
      <text:p text:style-name="P2"/>
      <text:p text:style-name="P2">quality of communication</text:p>
      <text:p text:style-name="P2">technical lang </text:p>
      <text:p text:style-name="P2"/>
      <text:p text:style-name="P2"/>
      <text:p text:style-name="P2"/>
      <text:p text:style-name="P2">solution </text:p>
      <text:p text:style-name="P2"/>
      <text:p text:style-name="P2">task 2 </text:p>
      <text:p text:style-name="P2"/>
      <text:p text:style-name="P2">test table</text:p>
      <text:p text:style-name="P2">every single test </text:p>
      <text:p text:style-name="P2"/>
      <text:p text:style-name="P3">if you had more time you would do this </text:p>
      <text:p text:style-name="P3"/>
      <text:p text:style-name="P3">screen shot errors not really much else </text:p>
      <text:p text:style-name="P3"/>
      <text:p text:style-name="P3">maintanible code</text:p>
      <text:p text:style-name="P3"/>
      <text:p text:style-name="P3">comment </text:p>
      <text:p text:style-name="P3">coding names</text:p>
      <text:p text:style-name="P3"/>
      <text:p text:style-name="P3"/>
      <text:p text:style-name="P3">acacesiblity </text:p>
      <text:p text:style-name="P3">compatiblity </text:p>
      <text:p text:style-name="P3">legal and ethtical considrations </text:p>
      <text:p text:style-name="P3"><text:s/>talk about CIA trangle </text:p>
      <text:p text:style-name="P3"/>
      <text:p text:style-name="P3">need normal extream and errorus </text:p>
      <text:p text:style-name="P3"/>
      <text:p text:style-name="P3">inputs calcs validation </text:p>
      <text:p text:style-name="P3"/>
      <text:p text:style-name="P3">show problems and how fixed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09:47:29.416322700</meta:creation-date>
    <dc:date>2025-11-04T10:25:35.963236400</dc:date>
    <meta:editing-duration>PT1M6S</meta:editing-duration>
    <meta:editing-cycles>1</meta:editing-cycles>
    <meta:document-statistic meta:table-count="0" meta:image-count="0" meta:object-count="0" meta:page-count="2" meta:paragraph-count="48" meta:word-count="178" meta:character-count="1086" meta:non-whitespace-character-count="913"/>
    <meta:generator>LibreOffice/25.8.2.2$Windows_X86_64 LibreOffice_project/d401f2107ccab8f924a8e2df40f573aab7605b6f</meta:generator>
  </office:meta>
</office:document-meta>
</file>